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ida 20120802000741</text:p>
      <text:p text:style-name="Standard"/>
      <text:p text:style-name="Standard">metodo<text:tab/><text:tab/><text:tab/><text:tab/><text:tab/><text:tab/><text:tab/><text:tab/><text:tab/>indice</text:p>
      <text:p text:style-name="Standard">com.qin.controller.LoginController.home<text:tab/><text:tab/><text:tab/><text:tab/><text:tab/>1</text:p>
      <text:p text:style-name="Standard">com.qin.controller.ConsultaController.consultar<text:tab/><text:tab/><text:tab/><text:tab/>2</text:p>
      <text:p text:style-name="Standard">com.qin.controller.BusquedaTPController.buscarTPs<text:tab/><text:tab/><text:tab/>3</text:p>
      <text:p text:style-name="Standard">com.qin.controller.ElaboracionResolucionController.popularMaterias<text:tab/>4</text:p>
      <text:p text:style-name="Standard">com.qin.controller.ElaboracionResolucionController.altaTP<text:tab/><text:tab/>5</text:p>
      <text:p text:style-name="Standard">com.qin.controller.SincronizadorTPController.sincronizar<text:tab/><text:tab/><text:tab/>6</text:p>
      <text:p text:style-name="Standard">com.qin.controller.SincronizadorTPController.sincronizar<text:tab/><text:tab/><text:tab/>7</text:p>
      <text:p text:style-name="Standard">com.qin.controller.SincronizadorTPController.sincronizar<text:tab/><text:tab/><text:tab/>8</text:p>
      <text:p text:style-name="Standard">com.qin.controller.SincronizadorTPController.sincronizar<text:tab/><text:tab/><text:tab/>9</text:p>
      <text:p text:style-name="Standard">com.qin.controller.SincronizadorTPController.sincronizar<text:tab/><text:tab/><text:tab/>10</text:p>
      <text:p text:style-name="Standard">com.qin.controller.SincronizadorTPController.sincronizar<text:tab/><text:tab/><text:tab/>11</text:p>
      <text:p text:style-name="Standard">com.qin.controller.SincronizadorTPController.sincronizar<text:tab/><text:tab/><text:tab/>12</text:p>
      <text:p text:style-name="Standard">com.qin.controller.SincronizadorTPController.sincronizar<text:tab/><text:tab/><text:tab/>13</text:p>
      <text:p text:style-name="Standard">com.qin.controller.SincronizadorTPController.sincronizar<text:tab/><text:tab/><text:tab/>14</text:p>
      <text:p text:style-name="Standard">com.qin.controller.SincronizadorTPController.sincronizar<text:tab/><text:tab/><text:tab/>15</text:p>
      <text:p text:style-name="Standard">com.qin.controller.SincronizadorTPController.sincronizar<text:tab/><text:tab/><text:tab/>16</text:p>
      <text:p text:style-name="Standard">com.qin.controller.SincronizadorTPController.sincronizar<text:tab/><text:tab/><text:tab/>17</text:p>
      <text:p text:style-name="Standard">com.qin.controller.SincronizadorTPController.sincronizar<text:tab/><text:tab/><text:tab/>18</text:p>
      <text:p text:style-name="Standard">com.qin.controller.SincronizadorTPController.sincronizar<text:tab/><text:tab/><text:tab/>19</text:p>
      <text:p text:style-name="Standard">com.qin.controller.SincronizadorTPController.sincronizar<text:tab/><text:tab/><text:tab/>20</text:p>
      <text:p text:style-name="Standard">com.qin.controller.SincronizadorTPController.sincronizar<text:tab/><text:tab/><text:tab/>21</text:p>
      <text:p text:style-name="Standard">com.qin.controller.SincronizadorTPController.sincronizar<text:tab/><text:tab/><text:tab/>22</text:p>
      <text:p text:style-name="Standard">com.qin.controller.SincronizadorTPController.sincronizar<text:tab/><text:tab/><text:tab/>23</text:p>
      <text:p text:style-name="Standard">com.qin.controller.SincronizadorTPController.sincronizar<text:tab/><text:tab/><text:tab/>24</text:p>
      <text:p text:style-name="Standard">com.qin.controller.SincronizadorTPController.sincronizar<text:tab/><text:tab/><text:tab/>25</text:p>
      <text:p text:style-name="Standard">com.qin.controller.SincronizadorTPController.sincronizar<text:tab/><text:tab/><text:tab/>26</text:p>
      <text:p text:style-name="Standard">com.qin.controller.SincronizadorTPController.sincronizar<text:tab/><text:tab/><text:tab/>27</text:p>
      <text:p text:style-name="Standard">com.qin.controller.SincronizadorTPController.sincronizar<text:tab/><text:tab/><text:tab/>28</text:p>
      <text:p text:style-name="Standard">com.qin.controller.SincronizadorTPController.sincronizar<text:tab/><text:tab/><text:tab/>29</text:p>
      <text:p text:style-name="Standard">com.qin.controller.SincronizadorTPController.sincronizar<text:tab/><text:tab/><text:tab/>30</text:p>
      <text:p text:style-name="Standard"/>
      <text:p text:style-name="Standard"/>
      <text:p text:style-name="P2">El código fuente tal como estaba, con el agregado del profiler</text:p>
      <text:p text:style-name="Standard"><draw:frame draw:style-name="fr1" draw:name="Objeto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Corrida 20120802000741</text:p>
      <text:p text:style-name="Standard"/>
      <text:p text:style-name="Standard"><draw:frame draw:style-name="fr1" draw:name="Objeto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02T01:01:11</meta:creation-date>
    <dc:date>2012-08-02T01:47:05</dc:date>
    <dc:creator>diego </dc:creator>
    <meta:editing-duration>PT44M59S</meta:editing-duration>
    <meta:editing-cycles>4</meta:editing-cycles>
    <meta:generator>LibreOffice/3.5$Linux_X86_64 LibreOffice_project/350m1$Build-2</meta:generator>
    <meta:document-statistic meta:table-count="0" meta:image-count="0" meta:object-count="2" meta:page-count="3" meta:paragraph-count="34" meta:word-count="77" meta:character-count="1926" meta:non-whitespace-character-count="18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1.295cm" svg:y="3.702cm" style:legend-expansion="high" chart:style-name="ch2"/>
        <chart:plot-area chart:style-name="ch3" chart:data-source-has-labels="both" svg:x="0.769cm" svg:y="0.851cm" svg:width="9.888cm" svg:height="7.549cm">
          <chartooo:coordinate-region svg:x="2.052cm" svg:y="1.05cm" svg:width="8.418cm" svg:height="6.703cm"/>
          <chart:axis chart:dimension="x" chart:name="primary-x" chart:style-name="ch4" chartooo:axis-type="auto"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8" chart:values-cell-range-address="local-table.$D$2:.$D$31" chart:label-cell-address="local-table.$D$1" chart:class="chart:scatter">
            <chart:data-point chart:repeated="30"/>
          </chart:series>
          <chart:series chart:style-name="ch9" chart:values-cell-range-address="local-table.$E$2:.$E$31" chart:label-cell-address="local-table.$E$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[milisegundos]</text:p>
              </table:table-cell>
              <table:table-cell office:value-type="string">
                <text:p>tiempo [segundos]</text:p>
              </table:table-cell>
              <table:table-cell office:value-type="string">
                <text:p>porcentual [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.5021097046414">
                <text:p>13.50210970464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05485232067511">
                <text:p>0.105485232067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.05907172995781">
                <text:p>3.05907172995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16033755274262">
                <text:p>1.16033755274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37.0253164556962">
                <text:p>37.0253164556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20.9915611814346">
                <text:p>20.9915611814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843881856540084">
                <text:p>0.843881856540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37130801687764">
                <text:p>1.37130801687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527426160337553">
                <text:p>0.527426160337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79324894514768">
                <text:p>1.79324894514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.47679324894515">
                <text:p>1.47679324894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37130801687764">
                <text:p>1.37130801687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527426160337553">
                <text:p>0.52742616033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26582278481013">
                <text:p>1.26582278481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1.295cm" svg:y="3.702cm" style:legend-expansion="high" chart:style-name="ch2"/>
        <chart:plot-area chart:style-name="ch3" chart:data-source-has-labels="both" svg:x="0.769cm" svg:y="0.851cm" svg:width="9.888cm" svg:height="7.549cm">
          <chartooo:coordinate-region svg:x="2.052cm" svg:y="1.05cm" svg:width="8.418cm" svg:height="6.703cm"/>
          <chart:axis chart:dimension="x" chart:name="primary-x" chart:style-name="ch4" chartooo:axis-type="auto"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8" chart:values-cell-range-address="local-table.$D$2:.$D$31" chart:label-cell-address="local-table.$D$1" chart:class="chart:scatter">
            <chart:data-point chart:repeated="30"/>
          </chart:series>
          <chart:series chart:style-name="ch9" chart:values-cell-range-address="local-table.$E$2:.$E$31" chart:label-cell-address="local-table.$E$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[milisegundos]</text:p>
              </table:table-cell>
              <table:table-cell office:value-type="string">
                <text:p>tiempo [segundos]</text:p>
              </table:table-cell>
              <table:table-cell office:value-type="string">
                <text:p>porcentual [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5.3783469150175">
                <text:p>25.37834691501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414435389988">
                <text:p>0.11641443538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3.49243306169965">
                <text:p>3.49243306169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9697322467986">
                <text:p>1.39697322467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3.0616996507567">
                <text:p>33.0616996507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4.4586728754366">
                <text:p>34.4586728754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9848661233993">
                <text:p>0.69848661233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9697322467986">
                <text:p>1.39697322467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